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514cm" table:align="left"/>
    </style:style>
    <style:style style:name="Tabela1.A" style:family="table-column">
      <style:table-column-properties style:column-width="8.514cm"/>
    </style:style>
    <style:style style:name="Tabela1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2" style:family="table">
      <style:table-properties style:width="4.928cm" table:align="left"/>
    </style:style>
    <style:style style:name="Tabela2.A" style:family="table-column">
      <style:table-column-properties style:column-width="4.928cm"/>
    </style:style>
    <style:style style:name="Tabela2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3" style:family="table">
      <style:table-properties style:width="4.516cm" table:align="left"/>
    </style:style>
    <style:style style:name="Tabela3.A" style:family="table-column">
      <style:table-column-properties style:column-width="4.516cm"/>
    </style:style>
    <style:style style:name="Tabela3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4" style:family="table">
      <style:table-properties style:width="4.496cm" table:align="left"/>
    </style:style>
    <style:style style:name="Tabela4.A" style:family="table-column">
      <style:table-column-properties style:column-width="4.496cm"/>
    </style:style>
    <style:style style:name="Tabela4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5" style:family="table">
      <style:table-properties style:width="2.986cm" table:align="left"/>
    </style:style>
    <style:style style:name="Tabela5.A" style:family="table-column">
      <style:table-column-properties style:column-width="2.986cm"/>
    </style:style>
    <style:style style:name="Tabela5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6" style:family="table">
      <style:table-properties style:width="3.909cm" table:align="left"/>
    </style:style>
    <style:style style:name="Tabela6.A" style:family="table-column">
      <style:table-column-properties style:column-width="3.909cm"/>
    </style:style>
    <style:style style:name="Tabela6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7" style:family="table">
      <style:table-properties style:width="3.655cm" table:align="left"/>
    </style:style>
    <style:style style:name="Tabela7.A" style:family="table-column">
      <style:table-column-properties style:column-width="3.655cm"/>
    </style:style>
    <style:style style:name="Tabela7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8" style:family="table">
      <style:table-properties style:width="4.24cm" table:align="left"/>
    </style:style>
    <style:style style:name="Tabela8.A" style:family="table-column">
      <style:table-column-properties style:column-width="4.24cm"/>
    </style:style>
    <style:style style:name="Tabela8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9" style:family="table">
      <style:table-properties style:width="2.986cm" table:align="left"/>
    </style:style>
    <style:style style:name="Tabela9.A" style:family="table-column">
      <style:table-column-properties style:column-width="2.986cm"/>
    </style:style>
    <style:style style:name="Tabela9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0" style:family="table">
      <style:table-properties style:width="3.909cm" table:align="left"/>
    </style:style>
    <style:style style:name="Tabela10.A" style:family="table-column">
      <style:table-column-properties style:column-width="3.909cm"/>
    </style:style>
    <style:style style:name="Tabela10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1" style:family="table">
      <style:table-properties style:width="3.655cm" table:align="left"/>
    </style:style>
    <style:style style:name="Tabela11.A" style:family="table-column">
      <style:table-column-properties style:column-width="3.655cm"/>
    </style:style>
    <style:style style:name="Tabela11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17cm"/>
    </style:style>
    <style:style style:name="Tabela13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5" style:family="table">
      <style:table-properties style:width="17cm" table:align="left"/>
    </style:style>
    <style:style style:name="Tabela15.A" style:family="table-column">
      <style:table-column-properties style:column-width="17cm"/>
    </style:style>
    <style:style style:name="Tabela15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6" style:family="table">
      <style:table-properties style:width="10.432cm" table:align="left"/>
    </style:style>
    <style:style style:name="Tabela16.A" style:family="table-column">
      <style:table-column-properties style:column-width="10.432cm"/>
    </style:style>
    <style:style style:name="Tabela16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7" style:family="table">
      <style:table-properties style:width="17cm" table:align="left"/>
    </style:style>
    <style:style style:name="Tabela17.A" style:family="table-column">
      <style:table-column-properties style:column-width="17cm"/>
    </style:style>
    <style:style style:name="Tabela17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8" style:family="table">
      <style:table-properties style:width="6.729cm" table:align="left"/>
    </style:style>
    <style:style style:name="Tabela18.A" style:family="table-column">
      <style:table-column-properties style:column-width="6.729cm"/>
    </style:style>
    <style:style style:name="Tabela18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19" style:family="table">
      <style:table-properties style:width="17cm" table:align="left"/>
    </style:style>
    <style:style style:name="Tabela19.A" style:family="table-column">
      <style:table-column-properties style:column-width="17cm"/>
    </style:style>
    <style:style style:name="Tabela19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20" style:family="table">
      <style:table-properties style:width="5.32cm" table:align="left"/>
    </style:style>
    <style:style style:name="Tabela20.A" style:family="table-column">
      <style:table-column-properties style:column-width="5.32cm"/>
    </style:style>
    <style:style style:name="Tabela20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21" style:family="table">
      <style:table-properties style:width="6.084cm" table:align="left"/>
    </style:style>
    <style:style style:name="Tabela21.A" style:family="table-column">
      <style:table-column-properties style:column-width="6.084cm"/>
    </style:style>
    <style:style style:name="Tabela21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22" style:family="table">
      <style:table-properties style:width="7.336cm" table:align="left"/>
    </style:style>
    <style:style style:name="Tabela22.A" style:family="table-column">
      <style:table-column-properties style:column-width="7.336cm"/>
    </style:style>
    <style:style style:name="Tabela22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ffffff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/>
    </style:style>
    <style:style style:name="P2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ffffaa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/>
    </style:style>
    <style:style style:name="P3" style:family="paragraph" style:parent-style-name="Table_20_Contents">
      <style:paragraph-properties fo:margin-top="0cm" fo:margin-bottom="0cm" style:contextual-spacing="false" fo:line-height="138%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</style:style>
    <style:style style:name="P6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0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2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font-name="Arial" fo:font-size="18pt" fo:font-style="italic" style:text-underline-style="solid" style:text-underline-width="auto" style:text-underline-color="font-color" fo:font-weight="bold" fo:background-color="transparent" loext:char-shading-value="0"/>
    </style:style>
    <style:style style:name="T6" style:family="text">
      <style:text-properties fo:font-variant="normal" fo:text-transform="none" fo:color="#ffffff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333333" loext:char-shading-value="0"/>
    </style:style>
    <style:style style:name="T8" style:family="text">
      <style:text-properties fo:font-variant="normal" fo:text-transform="none" fo:color="#fcc28c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9" style:family="text">
      <style:text-properties fo:font-variant="normal" fo:text-transform="none" fo:color="#ffffaa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10" style:family="text">
      <style:text-properties fo:font-variant="normal" fo:text-transform="none" fo:color="#a2fca2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11" style:family="text">
      <style:text-properties fo:font-variant="normal" fo:text-transform="none" fo:color="#c6b4f0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d36363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14" style:family="text">
      <style:text-properties fo:font-variant="normal" fo:text-transform="none" fo:color="#ade5fc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15" style:family="text">
      <style:text-properties style:font-name="Arial" fo:font-size="12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87599f10-7fff-f300-8722-85e3f8e716b0"/><text:span text:style-name="T1">1a</text:span><text:span text:style-name="T4"> </text:span><text:span text:style-name="T1">Etapa do Trabalho</text:span></text:p>
      <text:p text:style-name="Text_20_body"/>
      <text:p text:style-name="P8">Nome: José Ferreira Arantes Lopes e Matheus Henrique Maia Ramos</text:p>
      <text:p text:style-name="Text_20_body"/>
      <text:p text:style-name="P32">(NÃO FAÇA O TUTORIAL COMO ROOT, OU SEJA, NÃO ESCREVA “SUDO SU” ANTES DE COMEÇAR O TUTORIAL POIS RESULTARÁ EM INCONSISTÊNCIAS)</text:p>
      <text:p text:style-name="Text_20_body"/>
      <text:p text:style-name="P32">Criação de diretórios e ajuste do Volta para NestJS</text:p>
      <text:p text:style-name="Text_20_body"/>
      <text:list xml:id="list1086787868" text:style-name="L1">
        <text:list-item>
          <text:p text:style-name="P9">Para instalar NestJS, é preciso instalar o Node.js.</text:p>
        </text:list-item>
      </text:list>
      <text:p text:style-name="P10">E como vamos usar o Volta, precisamos instalá-lo primeiro e depois o Node.js a partir dele. O comando é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curl https://get.volta.sh | bash</text:p>
          </table:table-cell>
        </table:table-row>
      </table:table>
      <text:p text:style-name="Text_20_body"/>
      <text:list xml:id="list1195346525" text:style-name="L2">
        <text:list-item>
          <text:p text:style-name="P11">Feche o terminal. Para instalar o Node.js: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pan text:style-name="T6">volta install </text:span><text:span text:style-name="T8">node</text:span></text:p>
          </table:table-cell>
        </table:table-row>
      </table:table>
      <text:p text:style-name="Text_20_body"/>
      <text:list xml:id="list1547211400" text:style-name="L3">
        <text:list-item>
          <text:p text:style-name="P12">Para instalar NPM: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<text:span text:style-name="T6">volta </text:span><text:span text:style-name="T8">install</text:span><text:span text:style-name="T7"> </text:span><text:span text:style-name="T6">npm</text:span></text:p>
          </table:table-cell>
        </table:table-row>
      </table:table>
      <text:p text:style-name="Text_20_body"/>
      <text:list xml:id="list3133338978" text:style-name="L4">
        <text:list-item>
          <text:p text:style-name="P13">Crie um diretório para o projeto em NestJS: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"><text:span text:style-name="T9">mkdir</text:span><text:span text:style-name="T7"> </text:span><text:span text:style-name="T6">projetoNest</text:span></text:p>
          </table:table-cell>
        </table:table-row>
      </table:table>
      <text:p text:style-name="Text_20_body"/>
      <text:list xml:id="list3416185615" text:style-name="L5">
        <text:list-item>
          <text:p text:style-name="P14">Dentro do diretório criado, crie um arquivo Json: (use o comando cd para entrar nele)</text:p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"><text:span text:style-name="T9">npm</text:span><text:span text:style-name="T7"> </text:span><text:span text:style-name="T6">init -y</text:span></text:p>
          </table:table-cell>
        </table:table-row>
      </table:table>
      <text:p text:style-name="Text_20_body"/>
      <text:list xml:id="list873646414" text:style-name="L6">
        <text:list-item>
          <text:p text:style-name="P15">Fixe a versão do Node.js no diretório usando o Volta:</text:p>
        </text:list-item>
      </text:list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"><text:span text:style-name="T6">volta pin </text:span><text:span text:style-name="T8">node</text:span></text:p>
          </table:table-cell>
        </table:table-row>
      </table:table>
      <text:p text:style-name="Text_20_body"/>
      <text:list xml:id="list2697695122" text:style-name="L7">
        <text:list-item>
          <text:p text:style-name="P16">Fixe também a versão do NPM no diretório usando o Volta:</text:p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"><text:span text:style-name="T6">volta pin </text:span><text:span text:style-name="T9">npm</text:span></text:p>
          </table:table-cell>
        </table:table-row>
      </table:table>
      <text:p text:style-name="Text_20_body"><text:line-break/><text:line-break/><text:line-break/><text:line-break/><text:line-break/><text:soft-page-break/><text:line-break/><text:line-break/></text:p>
      <text:p text:style-name="P32">Criação de diretório para o projeto em Vue e ajuste do Volta para Vue</text:p>
      <text:p text:style-name="Text_20_body"/>
      <text:list xml:id="list3860523443" text:style-name="L8">
        <text:list-item>
          <text:p text:style-name="P17">Crie um diretório para o projeto Vue:</text:p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"><text:span text:style-name="T9">mkdir</text:span><text:span text:style-name="T7"> </text:span><text:span text:style-name="T6">projetoVue</text:span></text:p>
          </table:table-cell>
        </table:table-row>
      </table:table>
      <text:p text:style-name="Text_20_body"/>
      <text:list xml:id="list559278700" text:style-name="L9">
        <text:list-item>
          <text:p text:style-name="P18">Crie um arquivo Json no diretório:</text:p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"><text:span text:style-name="T9">npm</text:span><text:span text:style-name="T7"> </text:span><text:span text:style-name="T6">init -y</text:span></text:p>
          </table:table-cell>
        </table:table-row>
      </table:table>
      <text:list xml:id="list962722247" text:style-name="L10">
        <text:list-item>
          <text:p text:style-name="P19">Fixe a versão do Node.js no diretório usando o Volta:</text:p>
        </text:list-item>
      </text:list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3"><text:span text:style-name="T6">volta pin </text:span><text:span text:style-name="T8">node</text:span></text:p>
          </table:table-cell>
        </table:table-row>
      </table:table>
      <text:p text:style-name="Text_20_body"/>
      <text:list xml:id="list448154309" text:style-name="L11">
        <text:list-item>
          <text:p text:style-name="P20">Fixe também a versão do NPM no diretório usando o Volta: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"><text:span text:style-name="T6">volta pin </text:span><text:span text:style-name="T9">npm</text:span></text:p>
          </table:table-cell>
        </table:table-row>
      </table:table>
      <text:p text:style-name="Text_20_body"><text:line-break/></text:p>
      <text:p text:style-name="P32">Instalação do Docker:</text:p>
      <text:list xml:id="list1975416719" text:style-name="L12">
        <text:list-item>
          <text:p text:style-name="P21">Instale pacotes que são pré-requisitos para a instalação Docker:</text:p>
        </text:list-item>
      </text:list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"><text:span text:style-name="T6">sudo apt install -y apt-transport-https ca-certificates curl software-properties-</text:span><text:span text:style-name="T8">common</text:span><text:span text:style-name="T7"> </text:span><text:span text:style-name="T6">gnupg lsb-</text:span><text:span text:style-name="T8">release</text:span></text:p>
          </table:table-cell>
        </table:table-row>
      </table:table>
      <text:p text:style-name="Text_20_body"/>
      <text:list xml:id="list1241967834" text:style-name="L13">
        <text:list-item>
          <text:p text:style-name="P22">Busque a chave GPG usada pelo repositório do Docker:</text:p>
        </text:list-item>
      </text:list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1">curl -fsSL https://download.docker.com/linux/ubuntu/gpg | sudo gpg --dearmor -o /usr/share/keyrings/docker-archive-keyring.gpg</text:p>
          </table:table-cell>
        </table:table-row>
      </table:table>
      <text:p text:style-name="Text_20_body"/>
      <text:list xml:id="list2046344878" text:style-name="L14">
        <text:list-item>
          <text:p text:style-name="P23">Adicione o repositório Docker aos recursos do APT do sistema:</text:p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"><text:span text:style-name="T6">echo </text:span><text:span text:style-name="T10">"deb [arch=$(dpkg --print-architecture) signed-by=/usr/share/keyrings/docker-archive-keyring.gpg] https://download.docker.com/linux/ubuntu jammy stable"</text:span><text:span text:style-name="T7"> </text:span><text:span text:style-name="T6">| sudo tee </text:span><text:span text:style-name="T11">/etc/</text:span><text:span text:style-name="T6">apt</text:span><text:span text:style-name="T11">/sources.list.d/</text:span><text:span text:style-name="T6">docker.list &gt; </text:span><text:span text:style-name="T11">/dev/</text:span><text:span text:style-name="T8">null</text:span></text:p>
          </table:table-cell>
        </table:table-row>
      </table:table>
      <text:p text:style-name="Text_20_body"/>
      <text:list xml:id="list2143955222" text:style-name="L15">
        <text:list-item>
          <text:p text:style-name="P24">Atualize os pacotes e instale a Engine Docker Community Edition:</text:p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"><text:span text:style-name="T6">sudo apt </text:span><text:span text:style-name="T8">update</text:span><text:span text:style-name="T7"> </text:span><text:span text:style-name="T6">&amp;&amp; sudo apt </text:span><text:span text:style-name="T8">install</text:span><text:span text:style-name="T7"> </text:span><text:span text:style-name="T6">-y docker-ce docker-compose-</text:span><text:span text:style-name="T8">plugin</text:span></text:p>
          </table:table-cell>
        </table:table-row>
      </table:table>
      <text:p text:style-name="Text_20_body"><text:line-break/></text:p>
      <text:p text:style-name="P32"><text:soft-page-break/>Instalação do Portainer via Docker</text:p>
      <text:p text:style-name="Text_20_body"/>
      <text:list xml:id="list1338282952" text:style-name="L16">
        <text:list-item>
          <text:p text:style-name="P25">Crie um volume para armazenar os dados do Portainer:</text:p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3"><text:span text:style-name="T6">sudo docker </text:span><text:span text:style-name="T8">volume</text:span><text:span text:style-name="T7"> </text:span><text:span text:style-name="T6">create portainer_data</text:span></text:p>
          </table:table-cell>
        </table:table-row>
      </table:table>
      <text:p text:style-name="Text_20_body"/>
      <text:list xml:id="list3901100724" text:style-name="L17">
        <text:list-item>
          <text:p text:style-name="P5"><text:span text:style-name="T3">Configure o Portainer para funcionar na URL </text:span><text:a xlink:type="simple" xlink:href="https://localhost:9443/" text:style-name="Internet_20_link" text:visited-style-name="Visited_20_Internet_20_Link"><text:span text:style-name="T12">https://localhost:9443</text:span></text:a><text:span text:style-name="T3"> ou </text:span><text:a xlink:type="simple" xlink:href="http://localhost:8000/" text:style-name="Internet_20_link" text:visited-style-name="Visited_20_Internet_20_Link"><text:span text:style-name="T12">http://localhost:8000</text:span></text:a><text:span text:style-name="T3"> :</text:span></text:p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"><text:span text:style-name="T6">sudo docker run -d -</text:span><text:span text:style-name="T8">p</text:span><text:span text:style-name="T7"> </text:span><text:span text:style-name="T13">8000</text:span><text:span text:style-name="T6">:</text:span><text:span text:style-name="T13">8000</text:span><text:span text:style-name="T7"> </text:span><text:span text:style-name="T6">-</text:span><text:span text:style-name="T8">p</text:span><text:span text:style-name="T7"> </text:span><text:span text:style-name="T13">9443</text:span><text:span text:style-name="T6">:</text:span><text:span text:style-name="T13">9443</text:span><text:span text:style-name="T7"> </text:span><text:span text:style-name="T6">--name portainer --restart=always -v /var/run/docker</text:span><text:span text:style-name="T14">.sock</text:span><text:span text:style-name="T6">:/var/run/docker</text:span><text:span text:style-name="T14">.sock</text:span><text:span text:style-name="T7"> </text:span><text:span text:style-name="T6">-v portainer_data:/data portainer/portainer-ce:latest</text:span></text:p>
          </table:table-cell>
        </table:table-row>
      </table:table>
      <text:p text:style-name="Text_20_body"><text:line-break/></text:p>
      <text:p text:style-name="P32">Configuração do Portainer</text:p>
      <text:p text:style-name="Text_20_body"/>
      <text:list xml:id="list1438182354" text:style-name="L18">
        <text:list-item>
          <text:p text:style-name="P6"><text:span text:style-name="T3">Entre na porta </text:span><text:a xlink:type="simple" xlink:href="https://localhost:9443/" text:style-name="Internet_20_link" text:visited-style-name="Visited_20_Internet_20_Link"><text:span text:style-name="T12">https://localhost:9443</text:span></text:a><text:span text:style-name="T3"> e configure os seguintes dados:</text:span></text:p>
        </text:list-item>
      </text:list>
      <text:p text:style-name="P26">USUÁRIO: admin</text:p>
      <text:p text:style-name="P26">SENHA: 012345678901</text:p>
      <text:p text:style-name="Text_20_body"><text:line-break/></text:p>
      <text:p text:style-name="P32">Instalação do PostgreSQL via Docker</text:p>
      <text:p text:style-name="Text_20_body"/>
      <text:list xml:id="list1202023245" text:style-name="L19">
        <text:list-item>
          <text:p text:style-name="P27">Primeiro é necessário “puxar” a imagem do postgresql do Docker Hub, para isso use:</text:p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2">sudo docker pull postgres</text:p>
          </table:table-cell>
        </table:table-row>
      </table:table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/text:p>
      <text:list xml:id="list239476125" text:style-name="L20">
        <text:list-item>
          <text:p text:style-name="P28"><text:soft-page-break/>Agora use o seguinte comando:</text:p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"><text:span text:style-name="T6">sudo docker </text:span><text:span text:style-name="T9">run</text:span><text:span text:style-name="T7"> </text:span><text:span text:style-name="T6">--name container-postgres -e </text:span><text:span text:style-name="T9">POSTGRES_PASSWORD</text:span><text:span text:style-name="T6">=123456 -e </text:span><text:span text:style-name="T9">POSTGRES_USER</text:span><text:span text:style-name="T6">=admin -e </text:span><text:span text:style-name="T9">POSTGRES_DB</text:span><text:span text:style-name="T6">=postgres -p  5432:5432 -d postgres</text:span></text:p>
          </table:table-cell>
        </table:table-row>
      </table:table>
      <text:p text:style-name="Text_20_body"/>
      <text:p text:style-name="P8">Explicando-o:</text:p>
      <text:p text:style-name="P33">“<text:span text:style-name="T15">docker run” - criar e inicializar um novo container</text:span></text:p>
      <text:p text:style-name="P33">“<text:span text:style-name="T15">--name container-postgres” - atribuiu ao container o nome de “container-postgres”</text:span></text:p>
      <text:p text:style-name="P33">“<text:span text:style-name="T15">-e” - definir variáveis de ambiente dentro do container</text:span></text:p>
      <text:p text:style-name="P33">“<text:span text:style-name="T15">POSTGRES_PASSWORD=123456” - definindo a variável de ambiente da senha do postgres como 123456</text:span></text:p>
      <text:p text:style-name="P33">“<text:span text:style-name="T15">POSTGRES_USER=admin” - definindo também a variável de ambiente, mas agora para o usuário do postgres como admin (apenas o nome mesmo)</text:span></text:p>
      <text:p text:style-name="P33">“<text:span text:style-name="T15">POSTGRES_DB=postgres” - definindo outra variável de ambiente, agora para o nome do banco de dados</text:span></text:p>
      <text:p text:style-name="P33">“<text:span text:style-name="T15">-p 5432:5432” - definição de porta, no formato -p &lt;porta local&gt;:&lt;porta do container&gt;</text:span></text:p>
      <text:p text:style-name="P33">“<text:span text:style-name="T15">-d” - executa o comando de forma desacoplada, sem ocupar o terminal com o serviço</text:span></text:p>
      <text:p text:style-name="P33">“<text:span text:style-name="T15">postgres” - nome da imagem usada para criar o container Docker</text:span></text:p>
      <text:p text:style-name="Text_20_body"/>
      <text:p text:style-name="P32">Instalação do NestJS:</text:p>
      <text:p text:style-name="Text_20_body"/>
      <text:list xml:id="list411435630" text:style-name="L21">
        <text:list-item>
          <text:p text:style-name="P29">Instale o NestJS globalmente no seu Sistema Operacional por meio deste comando no terminal:</text:p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3"><text:span text:style-name="T9">npm</text:span><text:span text:style-name="T7"> </text:span><text:span text:style-name="T6">i -g @nestjs/cli</text:span></text:p>
          </table:table-cell>
        </table:table-row>
      </table:table>
      <text:p text:style-name="Text_20_body"><text:line-break/></text:p>
      <text:p text:style-name="P32">Instalação do Vue 3:</text:p>
      <text:p text:style-name="Text_20_body"/>
      <text:list xml:id="list3715971510" text:style-name="L22">
        <text:list-item>
          <text:p text:style-name="P30">Instale o Vue (também globalmente no seu Sistema Operacional) com o seguinte comando no terminal:</text:p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"><text:span text:style-name="T9">npm</text:span><text:span text:style-name="T7"> </text:span><text:span text:style-name="T6">install -g @vue/cli</text:span></text:p>
          </table:table-cell>
        </table:table-row>
      </table:table>
      <text:p text:style-name="Text_20_body"><text:line-break/><text:line-break/><text:line-break/><text:line-break/></text:p>
      <text:p text:style-name="P7"><text:soft-page-break/><text:span text:style-name="T5">OPCIONAL</text:span><text:span text:style-name="T2"><text:line-break/>Instalação do DBeaver</text:span></text:p>
      <text:p text:style-name="Text_20_body"/>
      <text:p text:style-name="P8">Siga esses passos caso deseje usar o DBeaver como ferramenta de gerenciamento de banco de dados:</text:p>
      <text:p text:style-name="Text_20_body"/>
      <text:p text:style-name="P8">Link da página oficial de download no: (para Windows, mas Linux Mint/Ubuntu também podem ir pelo link)</text:p>
      <text:p text:style-name="P7"><text:a xlink:type="simple" xlink:href="https://dbeaver.io/download/" text:style-name="Internet_20_link" text:visited-style-name="Visited_20_Internet_20_Link"><text:span text:style-name="T12">https://dbeaver.io/download/</text:span></text:a></text:p>
      <text:p text:style-name="Text_20_body"/>
      <text:p text:style-name="P32">(APENAS PARA LINUX UBUNTU)</text:p>
      <text:list xml:id="list1473827746" text:style-name="L23">
        <text:list-item>
          <text:p text:style-name="P31">Para instalar o DBeaver no Linux Ubuntu apenas digite esse comando no terminal:</text:p>
        </text:list-item>
      </text:list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3"><text:span text:style-name="T6">sudo snap </text:span><text:span text:style-name="T8">install</text:span><text:span text:style-name="T7"> </text:span><text:span text:style-name="T6">dbeaver-ce</text:span></text:p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18:07.763014783</meta:creation-date>
    <dc:date>2024-02-27T12:18:53.868637771</dc:date>
    <meta:editing-duration>PT46S</meta:editing-duration>
    <meta:editing-cycles>1</meta:editing-cycles>
    <meta:document-statistic meta:table-count="22" meta:image-count="0" meta:object-count="0" meta:page-count="5" meta:paragraph-count="83" meta:word-count="643" meta:character-count="4249" meta:non-whitespace-character-count="3676"/>
    <meta:generator>LibreOffice/7.3.7.2$Linux_X86_64 LibreOffice_project/30$Build-2</meta:generator>
  </office:meta>
</office:document-meta>
</file>